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98c" officeooo:paragraph-rsid="001bc98c"/>
    </style:style>
    <style:style style:name="P2" style:family="paragraph" style:parent-style-name="Standard">
      <style:text-properties officeooo:rsid="001dbd34" officeooo:paragraph-rsid="001dbd34" fo:background-color="#729fcf"/>
    </style:style>
    <style:style style:name="P3" style:family="paragraph" style:parent-style-name="Standard">
      <style:text-properties officeooo:rsid="001ea731" officeooo:paragraph-rsid="001ea731" fo:background-color="#729fcf"/>
    </style:style>
    <style:style style:name="P4" style:family="paragraph" style:parent-style-name="Standard">
      <style:text-properties officeooo:rsid="001e66f9" officeooo:paragraph-rsid="001e66f9" fo:background-color="#729fcf"/>
    </style:style>
    <style:style style:name="P5" style:family="paragraph" style:parent-style-name="Standard">
      <style:text-properties officeooo:rsid="001bc98c" officeooo:paragraph-rsid="001bc98c" fo:background-color="#ffffff"/>
    </style:style>
    <style:style style:name="P6" style:family="paragraph" style:parent-style-name="Standard">
      <style:text-properties officeooo:rsid="001dbd34" officeooo:paragraph-rsid="001dbd34" fo:background-color="#ffffff"/>
    </style:style>
    <style:style style:name="P7" style:family="paragraph" style:parent-style-name="Standard">
      <style:text-properties officeooo:rsid="001dbd34" officeooo:paragraph-rsid="001dbd34"/>
    </style:style>
    <style:style style:name="P8" style:family="paragraph" style:parent-style-name="Standard">
      <style:text-properties officeooo:rsid="001e4a7d" officeooo:paragraph-rsid="001e4a7d" fo:background-color="transparent"/>
    </style:style>
    <style:style style:name="P9" style:family="paragraph" style:parent-style-name="Standard">
      <style:text-properties officeooo:rsid="001e66f9" officeooo:paragraph-rsid="001e66f9" fo:background-color="transparent"/>
    </style:style>
    <style:style style:name="P10" style:family="paragraph" style:parent-style-name="Standard">
      <style:text-properties officeooo:rsid="001ea731" officeooo:paragraph-rsid="001ea731" fo:background-color="transparent"/>
    </style:style>
    <style:style style:name="P11" style:family="paragraph" style:parent-style-name="Standard">
      <style:text-properties officeooo:rsid="001bc98c" officeooo:paragraph-rsid="001bc98c" fo:background-color="#729fcf"/>
    </style:style>
    <style:style style:name="P12" style:family="paragraph" style:parent-style-name="Standard">
      <style:text-properties officeooo:rsid="001dbd34" officeooo:paragraph-rsid="001bc98c" fo:background-color="#729fcf"/>
    </style:style>
    <style:style style:name="P13" style:family="paragraph" style:parent-style-name="Standard">
      <style:text-properties officeooo:rsid="001e4a7d" officeooo:paragraph-rsid="001e4a7d" fo:background-color="#729fcf"/>
    </style:style>
    <style:style style:name="P14" style:family="paragraph" style:parent-style-name="Standard">
      <style:text-properties officeooo:rsid="001e4a7d" officeooo:paragraph-rsid="001e4a7d" fo:background-color="transparent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1dbd34" fo:background-color="#729fcf" loext:char-shading-value="0"/>
    </style:style>
    <style:style style:name="T3" style:family="text">
      <style:text-properties officeooo:rsid="001e4a7d"/>
    </style:style>
    <style:style style:name="T4" style:family="text">
      <style:text-properties officeooo:rsid="001e66f9"/>
    </style:style>
    <style:style style:name="T5" style:family="text">
      <style:text-properties officeooo:rsid="001ea7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followed to complete this task</text:p>
      <text:p text:style-name="P1"/>
      <text:p text:style-name="P1">using Pycharm as text editor for this project</text:p>
      <text:p text:style-name="P1"/>
      <text:p text:style-name="P7">ran command <text:span text:style-name="T1">pip freeze</text:span> to check already installed modules and there versions,</text:p>
      <text:p text:style-name="P1"/>
      <text:p text:style-name="P1">I choose redis to be used as message broker and installed redis by command</text:p>
      <text:p text:style-name="P1"><text:span text:style-name="T1">$ pip install -U “celery[redis]” - </text:span><text:span text:style-name="T2">redis installed successfully</text:span></text:p>
      <text:p text:style-name="P11"/>
      <text:p text:style-name="P6">created virtual environment in text editor using command </text:p>
      <text:p text:style-name="P2">$ pip install virtualenv</text:p>
      <text:p text:style-name="P6">then set name for virtual environment</text:p>
      <text:p text:style-name="P2">$ virualenv venv</text:p>
      <text:p text:style-name="P6">then activated virtual environment</text:p>
      <text:p text:style-name="P2">$ venv\script<text:span text:style-name="T3">s\activate</text:span></text:p>
      <text:p text:style-name="P2"/>
      <text:p text:style-name="P5">installed celery with command </text:p>
      <text:p text:style-name="P1"><text:span text:style-name="T1">$ pip install celery-</text:span><text:span text:style-name="T2">installed successfully</text:span></text:p>
      <text:p text:style-name="P12"/>
      <text:p text:style-name="P6">installed flask suing command</text:p>
      <text:p text:style-name="P2">$ pip install flask</text:p>
      <text:p text:style-name="P2"/>
      <text:p text:style-name="P8">then wrote code for offloading email sending task to flask.</text:p>
      <text:p text:style-name="P8"/>
      <text:p text:style-name="P8">Start redis server and check if it is working properly or not by pinging from redis-cli.</text:p>
      <text:p text:style-name="P8">Used command <text:span text:style-name="T1">ping</text:span> and reply was <text:span text:style-name="T1">pong</text:span></text:p>
      <text:p text:style-name="P13"/>
      <text:p text:style-name="P8">server was up and running </text:p>
      <text:p text:style-name="P8"/>
      <text:p text:style-name="P8">Start<text:span text:style-name="T4">ed</text:span> celery by running the command </text:p>
      <text:p text:style-name="P8">`<text:span text:style-name="T1">celery -A app.celery worker -l info</text:span>`</text:p>
      <text:p text:style-name="P8"/>
      <text:p text:style-name="P8">The<text:span text:style-name="T4">n started flask app containing our code</text:span></text:p>
      <text:p text:style-name="P13">'python app.py'</text:p>
      <text:p text:style-name="P8"/>
      <text:p text:style-name="P8">got site address copied it and pasted in browser gave URL</text:p>
      <text:p text:style-name="P8">Email id’s and message for wishes </text:p>
      <text:p text:style-name="P8">and click on send.</text:p>
      <text:p text:style-name="P8"/>
      <text:p text:style-name="P8">With help of asychoronous task, page came immedialy on screen with sent results.</text:p>
      <text:p text:style-name="P8"/>
      <text:p text:style-name="P9">Tried Cloud offloding as well using Heroku</text:p>
      <text:p text:style-name="P9"/>
      <text:p text:style-name="P10">sign up on heroku</text:p>
      <text:p text:style-name="P9">installed heroku <text:span text:style-name="T5">cli</text:span></text:p>
      <text:p text:style-name="P9">set path for heroku in system variable</text:p>
      <text:p text:style-name="P9"/>
      <text:p text:style-name="P9">checked version in CMD using command</text:p>
      <text:p text:style-name="P4">Heroku -v</text:p>
      <text:p text:style-name="P9"><text:soft-page-break/></text:p>
      <text:p text:style-name="P10">login into Heroku</text:p>
      <text:p text:style-name="P10">installed dependencies as per requirement </text:p>
      <text:p text:style-name="P3">python -m pip install gunicorn</text:p>
      <text:p text:style-name="P10">use command </text:p>
      <text:p text:style-name="P10"><text:span text:style-name="T1">"touch Procfile"</text:span> </text:p>
      <text:p text:style-name="P10">in windows CMD used command </text:p>
      <text:p text:style-name="P3">"echo .&gt;&gt; Procfile"</text:p>
      <text:p text:style-name="P10"/>
      <text:p text:style-name="P10">go to you project folder and Procfile must be generated, open Procfile in text editor and add below line.</text:p>
      <text:p text:style-name="P3">web: gunicorn app:app</text:p>
      <text:p text:style-name="P10">to create empty git repositry </text:p>
      <text:p text:style-name="P3">"git init"</text:p>
      <text:p text:style-name="P3">"git add ."</text:p>
      <text:p text:style-name="P3"/>
      <text:p text:style-name="P10">to commit git repository</text:p>
      <text:p text:style-name="P3">git commit -m "Init app"</text:p>
      <text:p text:style-name="P3"/>
      <text:p text:style-name="P10">to see where we pushing use command </text:p>
      <text:p text:style-name="P3">"git remote -v"</text:p>
      <text:p text:style-name="P10">to push to web server use command </text:p>
      <text:p text:style-name="P3">"git push heroku master"</text:p>
      <text:p text:style-name="P3"/>
      <text:p text:style-name="P10">will get URL to access in browse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36:02.325000000</meta:creation-date>
    <dc:date>2020-02-21T19:13:57.056000000</dc:date>
    <meta:editing-duration>PT1H31M16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52" meta:word-count="309" meta:character-count="1831" meta:non-whitespace-character-count="1562"/>
  </office:meta>
</office:document-meta>
</file>